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fdc" officeooo:paragraph-rsid="00065f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7:26:56.704095670</meta:creation-date>
    <dc:date>2015-10-06T17:27:36.628917464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4.2.2$Linux_X86_64 LibreOffice_project/40m0$Build-2</meta:generator>
  </office:meta>
</office:document-meta>
</file>